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Segoe UI3" svg:font-family="'Segoe UI'" style:font-pitch="variable"/>
    <style:font-face style:name="Segoe UI1" svg:font-family="'Segoe UI'" style:font-adornments="Bold" style:font-pitch="variable"/>
    <style:font-face style:name="Segoe UI2" svg:font-family="'Segoe UI'" style:font-adornments="Italic" style:font-pitch="variable"/>
    <style:font-face style:name="Segoe UI" svg:font-family="'Segoe UI'"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cm" table:align="margins" fo:keep-with-next="alway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fo:keep-with-next="alway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1" style:family="table">
      <style:table-properties style:width="17cm" table:align="margins" fo:keep-with-next="alway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4" style:family="table">
      <style:table-properties style:width="17cm" table:align="margins" fo:keep-with-next="alway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fo:keep-with-next="alway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fo:keep-with-next="alway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fo:keep-with-next="alway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fo:keep-with-next="alway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fo:keep-with-next="alway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fo:keep-with-next="alway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fo:keep-with-next="alway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fo:keep-with-next="alway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fo:keep-with-next="alway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fo:keep-with-next="alway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fo:keep-with-next="alway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fo:keep-with-next="alway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fo:keep-with-next="alway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fo:keep-with-next="alway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fo:keep-with-next="alway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fo:keep-with-next="alway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fo:keep-with-next="alway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fo:keep-with-next="alway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fo:keep-with-next="alway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P1" style:family="paragraph" style:parent-style-name="Standard">
      <style:text-properties fo:color="#000000" style:font-name="Courier New1" fo:font-size="11pt" style:font-size-asian="11pt" style:font-size-complex="11pt"/>
    </style:style>
    <style:style style:name="P2" style:family="paragraph" style:parent-style-name="Standard">
      <style:paragraph-properties fo:margin-top="0cm" fo:margin-bottom="0cm" fo:line-height="100%"/>
      <style:text-properties fo:color="#000000" style:font-name="Courier New1" fo:font-size="11pt" style:font-size-asian="11pt" style:font-size-complex="11pt"/>
    </style:style>
    <style:style style:name="P3" style:family="paragraph" style:parent-style-name="Text_20_body">
      <style:paragraph-properties fo:margin-top="0cm" fo:margin-bottom="0cm" fo:line-height="100%"/>
    </style:style>
    <style:style style:name="P4" style:family="paragraph" style:parent-style-name="Text_20_body">
      <style:paragraph-properties fo:margin-top="0cm" fo:margin-bottom="0cm" fo:line-height="100%"/>
      <style:text-properties fo:color="#000000" style:font-name="Courier New1" fo:font-size="11pt" style:font-size-asian="11pt" style:font-size-complex="11pt"/>
    </style:style>
    <style:style style:name="P5" style:family="paragraph" style:parent-style-name="Text_20_body">
      <style:paragraph-properties fo:margin-top="0cm" fo:margin-bottom="0cm" fo:line-height="100%" fo:text-align="justify" style:justify-single-word="false"/>
      <style:text-properties fo:color="#000000" style:font-name="Courier New1" fo:font-size="11pt" style:font-size-asian="11pt" style:font-size-complex="11pt"/>
    </style:style>
    <style:style style:name="P6" style:family="paragraph" style:parent-style-name="Text_20_body">
      <style:paragraph-properties fo:margin-top="0cm" fo:margin-bottom="0cm" fo:line-height="100%"/>
      <style:text-properties fo:color="#000000" style:font-name="Courier New1" fo:font-size="11pt" style:font-size-asian="10.5pt"/>
    </style:style>
    <style:style style:name="P7" style:family="paragraph" style:parent-style-name="Text_20_body">
      <style:paragraph-properties fo:text-align="justify" style:justify-single-word="false"/>
      <style:text-properties style:font-name="Courier New1" fo:font-size="11pt" style:font-size-asian="10.5pt"/>
    </style:style>
    <style:style style:name="P8" style:family="paragraph" style:parent-style-name="Table">
      <style:paragraph-properties fo:text-align="center" style:justify-single-word="false"/>
    </style:style>
    <style:style style:name="P9" style:family="paragraph" style:parent-style-name="Table">
      <style:paragraph-properties fo:text-align="center" style:justify-single-word="false"/>
      <style:text-properties fo:color="#000000" style:font-name="Segoe UI3" fo:font-size="11pt" style:font-size-asian="11pt" style:font-size-complex="11pt"/>
    </style:style>
    <style:style style:name="P10" style:family="paragraph" style:parent-style-name="Table">
      <style:paragraph-properties fo:text-align="center" style:justify-single-word="false"/>
      <style:text-properties fo:color="#000000"/>
    </style:style>
    <style:style style:name="P11" style:family="paragraph" style:parent-style-name="Syntax">
      <style:text-properties style:font-name="Courier New" fo:font-size="11pt" style:font-name-asian="WenQuanYi Micro Hei" style:font-size-asian="14pt" style:font-name-complex="Lohit Hindi" style:font-size-complex="14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T1" style:family="text">
      <style:text-properties style:font-name="Courier New1"/>
    </style:style>
    <style:style style:name="T2" style:family="text">
      <style:text-properties fo:color="#000000" style:font-name="Courier New1"/>
    </style:style>
    <style:style style:name="T3" style:family="text">
      <style:text-properties fo:color="#000000" style:font-name="Segoe UI3" fo:font-size="11pt" style:font-size-asian="11pt" style:font-size-complex="11pt"/>
    </style:style>
    <style:style style:name="T4" style:family="text">
      <style:text-properties style:font-name="Segoe UI3"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Heading_20_1" text:outline-level="1">Instalasi GIT </text:h>
      <text:h text:style-name="Heading_20_2" text:outline-level="2">Menggunakan apt-get </text:h>
      <table:table table:name="Table2" table:style-name="Table2">
        <table:table-column table:style-name="Table2.A"/>
        <table:table-row>
          <table:table-cell table:style-name="Table2.A1" office:value-type="string">
            <text:p text:style-name="P7">apt-get install git-core git-gui git-doc gitg </text:p>
          </table:table-cell>
        </table:table-row>
      </table:table>
      <text:p text:style-name="P9">Table <text:sequence text:ref-name="refTable0" text:name="Table" text:formula="ooow:Table+1" style:num-format="1">1.1</text:sequence>: Install GIT</text:p>
      <text:h text:style-name="Heading_20_2" text:outline-level="2">Konfigursi git global sistem </text:h>
      <table:table table:name="Table3" table:style-name="Table3">
        <table:table-column table:style-name="Table3.A"/>
        <table:table-row>
          <table:table-cell table:style-name="Table3.A1" office:value-type="string">
            <text:p text:style-name="P2">$ git config --global user.name "Aziz Prastyo Wibowo" </text:p>
            <text:p text:style-name="P3"><text:span text:style-name="T2">$ git config --global user.email "</text:span><text:a xlink:type="simple" xlink:href="mailto:wibowo.azizprastyo@gmail.com">wibowo.azizprastyo@gmail.com</text:a><text:span text:style-name="T2">" </text:span></text:p>
            <text:p text:style-name="P6">$ git config --global color.ui true </text:p>
          </table:table-cell>
        </table:table-row>
      </table:table>
      <text:p text:style-name="P10"><text:span text:style-name="T4">Table </text:span><text:span text:style-name="T4"><text:sequence text:ref-name="refTable1" text:name="Table" text:formula="ooow:Table+1" style:num-format="1">1.2</text:sequence></text:span><text:span text:style-name="T4">: Config GIT</text:span></text:p>
      <text:h text:style-name="Heading_20_1" text:outline-level="1">Daftar github </text:h>
      <text:p text:style-name="Text_20_body"><text:tab/>Sama kayak akun internet lainnya.</text:p>
      <text:h text:style-name="Heading_20_1" text:outline-level="1">Membuat ssh-keygen</text:h>
      <text:p text:style-name="Text_20_body"><text:tab/> SSH Keygen ini sangat diperlukan untuk mengakses repository karena digunakan untuk keamanan dalam mengakses repository git. Tanpa membuat ssh-keygen kamu tidak bisa menggunakan git pada github. Cara untuk membuat ssh-keygen :</text:p>
      <table:table table:name="Table1" table:style-name="Table1">
        <table:table-column table:style-name="Table1.A"/>
        <table:table-row>
          <table:table-cell table:style-name="Table1.A1" office:value-type="string">
            <text:p text:style-name="P1">$ ssh-keygen -t rsa -C "wibowo.azizprastyo@gmail.com" </text:p>
            <text:p text:style-name="P1">Generating public/private rsa key pair. </text:p>
            <text:p text:style-name="P1">Enter file in which to save the key (/home/prastyo/.ssh/id_rsa): </text:p>
            <text:p text:style-name="P1">Enter passphrase (empty for no passphrase): kosongingaja </text:p>
            <text:p text:style-name="P1">Enter same passphrase again: kosonginaja </text:p>
            <text:p text:style-name="P1">Your identification has been saved in /home/prastyo/.ssh/id_rsa. </text:p>
            <text:p text:style-name="P1">Your public key has been saved in /home/prastyo/.ssh/id_rsa.pub. </text:p>
            <text:p text:style-name="P1">The key fingerprint is: </text:p>
            <text:p text:style-name="P1">14:cb:40:c5:6e:84:fc:fc:47:11:8b:76:b7:b2:79:1d wibowo.azizprastyo@gmail.com </text:p>
            <text:p text:style-name="P1">The key's randomart image is: </text:p>
            <text:p text:style-name="P1">+--[ RSA 2048]----+ </text:p>
            <text:p text:style-name="P1">| <text:s text:c="4"/>oo+o <text:s text:c="2"/>.. <text:s text:c="2"/>| </text:p>
            <text:p text:style-name="P1">| <text:s text:c="5"/>oooo ... <text:s text:c="2"/>| </text:p>
            <text:p text:style-name="P1">| <text:s text:c="6"/>=+ o o.. <text:s/>| </text:p>
            <text:p text:style-name="P1">| <text:s text:c="6"/>.=. ... . | </text:p>
            <text:p text:style-name="P1">| <text:s text:c="6"/>.S. .. .E | </text:p>
            <text:p text:style-name="P1">| <text:s text:c="9"/>. .+ ..| </text:p>
            <text:p text:style-name="P1">| <text:s text:c="10"/>.o . .| </text:p>
            <text:p text:style-name="P1">| <text:s text:c="12"/>. <text:s text:c="2"/>| </text:p>
            <text:p text:style-name="P1">| <text:s text:c="16"/>| </text:p>
            <text:p text:style-name="P1">+-----------------+ </text:p>
            <text:p text:style-name="P1">$</text:p>
          </table:table-cell>
        </table:table-row>
      </table:table>
      <text:p text:style-name="P9">Table <text:sequence text:ref-name="refTable2" text:name="Table" text:formula="ooow:Table+1" style:num-format="1">3.1</text:sequence>: Membuat SSH-keygen</text:p>
      <text:p text:style-name="Text_20_body"><text:soft-page-break/><text:span text:style-name="T1"><text:tab/></text:span>Setelah itu cek di direktori .ssh </text:p>
      <table:table table:name="Table4" table:style-name="Table4">
        <table:table-column table:style-name="Table4.A"/>
        <table:table-row>
          <table:table-cell table:style-name="Table4.A1" office:value-type="string">
            <text:p text:style-name="P1">$ ls -l .ssh/ </text:p>
            <text:p text:style-name="P1">total 8 </text:p>
            <text:p text:style-name="P1">-rw------- 1 prastyo prastyo 1675 2011-07-25 12:33 id_rsa </text:p>
            <text:p text:style-name="P1">-rw-r--r-- 1 prastyo prastyo 406 2011-07-25 12:33 id_rsa.pub </text:p>
          </table:table-cell>
        </table:table-row>
      </table:table>
      <text:p text:style-name="P8"><text:span text:style-name="T3">Table </text:span><text:span text:style-name="T3"><text:sequence text:ref-name="refTable3" text:name="Table" text:formula="ooow:Table+1" style:num-format="1">3.2</text:sequence></text:span><text:span text:style-name="T3">: Isi direktori .ssh</text:span></text:p>
      <text:p text:style-name="Text_20_body"><text:tab/>Terlihat ada file baru id_rsa dan id_rsa.pub. id_rsa , adalah private key dan id_rsa.pub adalah public key. Keduanya adalah satu pasang. id_rsa.pub adalah file yang akan kita copy paste pada github, sedangkan id_rsa tetap di laptop. Jangan sekali-kali memberikan id_rsa kepada orang lain , karena tindakan tersebut bisa berbahaya.</text:p>
      <text:p text:style-name="Text_20_body"><text:tab/>Setelah public key terbuat , sekarang copy file tersebut ke github. Caranya : Klik Account Setting &gt; SSH Public Keys &gt; Pastekan isi id_rsa kedalam Key. Dan isi title sesuai dengan kemauan kamu. Selanjutnya klik add key. </text:p>
      <text:h text:style-name="Heading_20_1" text:outline-level="1">Membuat Repository </text:h>
      <text:h text:style-name="Heading_20_2" text:outline-level="2">Membuat Remote Repository di Github </text:h>
      <text:p text:style-name="Text_20_body"><text:tab/>Untuk membuat repository pertama kali, login ke github, klik New Repository . Pada form “Create a New Repository” terdapat :</text:p>
      <text:list xml:id="list60310201" text:style-name="L1">
        <text:list-item>
          <text:p text:style-name="P12">Project Name : Isi dengan nama project </text:p>
        </text:list-item>
        <text:list-item>
          <text:p text:style-name="P12">Description (optional) : Isi dengan deksripsi project yang sedang Kamu kerjakan </text:p>
        </text:list-item>
        <text:list-item>
          <text:p text:style-name="P12">Homepage URL (optional) : Url project atau url blog Kamu </text:p>
        </text:list-item>
      </text:list>
      <text:p text:style-name="Text_20_body">Kemudian klik Create Repository. </text:p>
      <text:p text:style-name="Text_20_body"><text:tab/>Kita sudah punya repository di git. Lalu bagaimana cara agar repository di github bisa kita utak – atik via laptop atau PC di rumah? Ikuti langkah selanjutnya.</text:p>
      <text:h text:style-name="Heading_20_2" text:outline-level="2">Membuat Local Repository di Local </text:h>
      <text:p text:style-name="Text_20_body"><text:tab/>Setelah membuat repository di github, selanjutnya adalah membuat repository di local (laptop atau pc). Buat folder sesuai dengan project name yang kita buat diatas. Dan inisialisasi git dengan git init direktori tersebut. </text:p>
      <table:table table:name="Table5" table:style-name="Table5">
        <table:table-column table:style-name="Table5.A"/>
        <text:soft-page-break/>
        <table:table-row>
          <table:table-cell table:style-name="Table5.A1" office:value-type="string">
            <text:p text:style-name="P2">$ mkdir learn-git </text:p>
            <text:p text:style-name="P4">$ cd learn-git </text:p>
            <text:p text:style-name="P4">~/learn-git$ git init </text:p>
            <text:p text:style-name="P4">Initialized empty Git repository in /home/prastyo/learn-git/.git/ </text:p>
            <text:p text:style-name="P5">~/learn-git$ </text:p>
          </table:table-cell>
        </table:table-row>
      </table:table>
      <text:p text:style-name="P9">Table <text:sequence text:ref-name="refTable4" text:name="Table" text:formula="ooow:Table+1" style:num-format="1">4.1</text:sequence>: Membuat local repository</text:p>
      <text:p text:style-name="Text_20_body"><text:tab/>git init : diguanakan untuk mengisialisasi repository git. Lihat isi direktori sekarang.</text:p>
      <table:table table:name="Table6" table:style-name="Table6">
        <table:table-column table:style-name="Table6.A"/>
        <table:table-row>
          <table:table-cell table:style-name="Table6.A1" office:value-type="string">
            <text:p text:style-name="P1">~/learn-git$ ls -al </text:p>
            <text:p text:style-name="P1">total 12 </text:p>
            <text:p text:style-name="P1">drwxr-xr-x <text:s/>3 prastyo prastyo 4096 2011-07-25 16:39 . </text:p>
            <text:p text:style-name="P1">drwxr-xr-x 70 prastyo prastyo 4096 2011-07-25 16:39 .. </text:p>
            <text:p text:style-name="P1">drwxr-xr-x <text:s/>7 prastyo prastyo 4096 2011-07-25 16:39 .git </text:p>
          </table:table-cell>
        </table:table-row>
      </table:table>
      <text:p text:style-name="P9">Table <text:sequence text:ref-name="refTable5" text:name="Table" text:formula="ooow:Table+1" style:num-format="1">4.2</text:sequence>: Isi direktori learn-git</text:p>
      <text:p text:style-name="Text_20_body"><text:tab/>Terdapat direktori .git yang merupakan file repositoy lokal yang kita miliki. Jangan menghapus file tersebut. Buat file untuk pertama kali. Seperti contoh file README </text:p>
      <table:table table:name="Table7" table:style-name="Table7">
        <table:table-column table:style-name="Table7.A"/>
        <table:table-row>
          <table:table-cell table:style-name="Table7.A1" office:value-type="string">
            <text:p text:style-name="P1">~/learn-git$ touch README </text:p>
            <text:p text:style-name="P1">~/learn-git$ git add README </text:p>
          </table:table-cell>
        </table:table-row>
      </table:table>
      <text:p text:style-name="P9">Table <text:sequence text:ref-name="refTable6" text:name="Table" text:formula="ooow:Table+1" style:num-format="1">4.3</text:sequence>: Membuat file README</text:p>
      <text:p text:style-name="Text_20_body"><text:tab/>git add : digunakan untuk menambah file ke staging area. Staging area adalah area yang bersisi file yang siap dicommit ke repository local. Bila terdapat file lebih dari satu, kita bisa menambahkan secara rekursif , dengan cara git add &lt;titik&gt;</text:p>
      <table:table table:name="Table8" table:style-name="Table8">
        <table:table-column table:style-name="Table8.A"/>
        <table:table-row>
          <table:table-cell table:style-name="Table8.A1" office:value-type="string">
            <text:p text:style-name="P11">~/learn-git$ git add.</text:p>
          </table:table-cell>
        </table:table-row>
      </table:table>
      <text:p text:style-name="Table">Table <text:sequence text:ref-name="refTable7" text:name="Table" text:formula="ooow:Table+1" style:num-format="1">4.4</text:sequence>: git add</text:p>
      <text:p text:style-name="Text_20_body"><text:tab/>Selanjut commit file yang ada di staging area ke repo local. </text:p>
      <table:table table:name="Table9" table:style-name="Table9">
        <table:table-column table:style-name="Table9.A"/>
        <table:table-row>
          <table:table-cell table:style-name="Table9.A1" office:value-type="string">
            <text:p text:style-name="Syntax">~/learn-git$ git commit -m "first commit" </text:p>
            <text:p text:style-name="Syntax">[master (root-commit) c08f765] first commit </text:p>
            <text:p text:style-name="Syntax">0 files changed, 0 insertions(+), 0 deletions(-) </text:p>
            <text:p text:style-name="Syntax">create mode 100644 README </text:p>
            <text:p text:style-name="Syntax">~/learn-git$ </text:p>
          </table:table-cell>
        </table:table-row>
      </table:table>
      <text:p text:style-name="Table">Table <text:sequence text:ref-name="refTable8" text:name="Table" text:formula="ooow:Table+1" style:num-format="1">4.5</text:sequence>: git commit</text:p>
      <text:list xml:id="list584789143" text:style-name="L2">
        <text:list-item>
          <text:p text:style-name="P13">git commit : Dengan git commit , kita akan mengcommit file ke repository local. </text:p>
        </text:list-item>
        <text:list-item>
          <text:p text:style-name="P13">-m &lt;message log&gt;: digunakan untuk menambahkan message log pada commit yang kita lakukan </text:p>
        </text:list-item>
      </text:list>
      <text:p text:style-name="Text_20_body">NOTE * : Dengan git commit, file akan tersimpan ke local repository. Artinya masih di dalam laptop/pc , belum terupload ke github. </text:p>
      <text:p text:style-name="Text_20_body"><text:tab/>Setelah kita commit ke repo local, selanjutnya upload ke repo github agar repo local dan repo remote sinkron. Gunakan git push untuk melakukan hal itu. </text:p>
      <table:table table:name="Table10" table:style-name="Table10">
        <table:table-column table:style-name="Table10.A"/>
        <text:soft-page-break/>
        <table:table-row>
          <table:table-cell table:style-name="Table10.A1" office:value-type="string">
            <text:p text:style-name="Syntax">~/learn-git$ git remote add origin <text:a xlink:type="simple" xlink:href="mailto:git@github.com">git@github.com</text:a>:prastyo/learn-git.git </text:p>
            <text:p text:style-name="Syntax"/>
            <text:p text:style-name="Syntax">~/learn-git$ git push -u origin master </text:p>
            <text:p text:style-name="Syntax">Counting objects: 3, done. </text:p>
            <text:p text:style-name="Syntax">Writing objects: 100% (3/3), 212 bytes, done. </text:p>
            <text:p text:style-name="Syntax">Total 3 (delta 0), reused 0 (delta 0) </text:p>
            <text:p text:style-name="Syntax">To git@github.com:fanani/learn-git.git </text:p>
            <text:p text:style-name="Syntax">* [new branch] <text:s text:c="5"/>master -&gt; master </text:p>
            <text:p text:style-name="Syntax">Branch master set up to track remote branch master from origin. </text:p>
            <text:p text:style-name="Syntax">~/learn- </text:p>
          </table:table-cell>
        </table:table-row>
      </table:table>
      <text:list xml:id="list46669936" text:style-name="L3">
        <text:list-item>
          <text:p text:style-name="P14">git add remote add origin : digunakan untuk menambah <text:s/>remote server</text:p>
        </text:list-item>
        <text:list-item>
          <text:p text:style-name="P14">git push -u origin master : digunakan untuk mengepush (mengupload) branch master. </text:p>
        </text:list-item>
      </text:list>
      <text:p text:style-name="Text_20_body"><text:tab/>Sekarang cek repo github kamu. Pasti sudah berubah dengan 1 buah file README di dalamnya. </text:p>
      <text:h text:style-name="Heading_20_1" text:outline-level="1">Managing RepositorY</text:h>
      <text:p text:style-name="Text_20_body"><text:tab/>Step by step yang kita lakukan pada langkah ke 4, hanya dilakukan 1 kali. Untuk kegunaan sehari-hari kita akan sering menggunakan sintaks-sintaks berikut. </text:p>
      <text:h text:style-name="Heading_20_2" text:outline-level="2">Clone Repository </text:h>
      <text:p text:style-name="Text_20_body"><text:tab/>Clone repository adalah menggandakan (cloning) repository yang ada di remote server seperti github. </text:p>
      <table:table table:name="Table11" table:style-name="Table11">
        <table:table-column table:style-name="Table11.A"/>
        <table:table-row>
          <table:table-cell table:style-name="Table11.A1" office:value-type="string">
            <text:p text:style-name="Syntax">$ git clone git@github.com:prastyo/learn-git.git</text:p>
            <text:p text:style-name="Syntax">Initialized empty Git repository in /home/prastyo/learn-git/.git/ </text:p>
            <text:p text:style-name="Syntax">remote: Counting objects: 3, done. </text:p>
            <text:p text:style-name="Syntax">remote: Total 3 (delta 0), reused 3 (delta 0) </text:p>
            <text:p text:style-name="Syntax">Receiving objects: 100% (3/3), done. </text:p>
            <text:p text:style-name="Syntax">$</text:p>
          </table:table-cell>
        </table:table-row>
      </table:table>
      <text:p text:style-name="Table">Table <text:sequence text:ref-name="refTable9" text:name="Table" text:formula="ooow:Table+1" style:num-format="1">5.1</text:sequence>: Clone repository</text:p>
      <text:p text:style-name="Text_20_body"><text:tab/>Sekarang lihat perubahan yang tejadi, git akan membuat direktori dengan nama seperti yang ada di github. </text:p>
      <table:table table:name="Table12" table:style-name="Table12">
        <table:table-column table:style-name="Table12.A"/>
        <table:table-row>
          <table:table-cell table:style-name="Table12.A1" office:value-type="string">
            <text:p text:style-name="Syntax">~$ ls </text:p>
            <text:p text:style-name="Syntax">learn-git </text:p>
            <text:p text:style-name="Syntax">fanani@fanani-laptop:~$ ls learn-git/ </text:p>
            <text:p text:style-name="Syntax">README </text:p>
          </table:table-cell>
        </table:table-row>
      </table:table>
      <text:p text:style-name="Table">Table <text:sequence text:ref-name="refTable10" text:name="Table" text:formula="ooow:Table+1" style:num-format="1">5.2</text:sequence>: Isi direktori lokal</text:p>
      <text:h text:style-name="Heading_20_2" text:outline-level="2">Menambah file dan direktory dan Mengedit File README </text:h>
      <text:p text:style-name="Text_20_body"><text:tab/>Selanjutnya agar lebih paham cara penggunaan git, edit file README yang masih kosong dan tambahkan direktory dan file baru.</text:p>
      <table:table table:name="Table13" table:style-name="Table13">
        <table:table-column table:style-name="Table13.A"/>
        <text:soft-page-break/>
        <table:table-row>
          <table:table-cell table:style-name="Table13.A1" office:value-type="string">
            <text:p text:style-name="Syntax">~/learn-git$ nano README </text:p>
            <text:p text:style-name="Syntax">~/learn-git$ more README </text:p>
            <text:p text:style-name="Syntax">Ini project belajar git </text:p>
            <text:p text:style-name="Syntax">~/learn-git$ </text:p>
            <text:p text:style-name="Syntax">~/learn-git$ mkdir images </text:p>
            <text:p text:style-name="Syntax">copykan file image ke folder images yang baru saja dibuat</text:p>
          </table:table-cell>
        </table:table-row>
      </table:table>
      <text:p text:style-name="Table">Table <text:sequence text:ref-name="refTable11" text:name="Table" text:formula="ooow:Table+1" style:num-format="1">5.3</text:sequence>: Edit isi direktory local</text:p>
      <text:h text:style-name="Heading_20_2" text:outline-level="2">Melihat Status Perubahan </text:h>
      <text:p text:style-name="Text_20_body"><text:tab/>Karena kita sudah membuat, mengedit file dan direktori baru, maka gunakan git status untuk melihat perubahan yang terhadi dengan git status.</text:p>
      <table:table table:name="Table14" table:style-name="Table14">
        <table:table-column table:style-name="Table14.A"/>
        <table:table-row>
          <table:table-cell table:style-name="Table14.A1" office:value-type="string">
            <text:p text:style-name="Syntax">~/learn-git$ git status </text:p>
            <text:p text:style-name="Syntax"># On branch master </text:p>
            <text:p text:style-name="Syntax"># Changed but not updated: </text:p>
            <text:p text:style-name="Syntax"># <text:s text:c="2"/>(use "git add ..." to update what will be committed) </text:p>
            <text:p text:style-name="Syntax"># <text:s text:c="2"/>(use "git checkout -- ..." to discard changes in working directory) </text:p>
            <text:p text:style-name="Syntax">#</text:p>
            <text:p text:style-name="Syntax">#<text:tab/>modified: README </text:p>
            <text:p text:style-name="Syntax">#</text:p>
            <text:p text:style-name="Syntax"># Untracked files: </text:p>
            <text:p text:style-name="Syntax"># <text:s text:c="2"/>(use "git add ..." to include in what will be committed) </text:p>
            <text:p text:style-name="Syntax">#</text:p>
            <text:p text:style-name="Syntax">#<text:tab/>images/ </text:p>
            <text:p text:style-name="Syntax">no changes added to commit (use "git add" and/or "git commit -a") </text:p>
            <text:p text:style-name="Syntax">~/learn-git$</text:p>
          </table:table-cell>
        </table:table-row>
      </table:table>
      <text:p text:style-name="Table">Table <text:sequence text:ref-name="refTable12" text:name="Table" text:formula="ooow:Table+1" style:num-format="1">5.4</text:sequence>: Melihat status perubahan git</text:p>
      <text:p text:style-name="Text_20_body"><text:tab/>Perhatikan terdapat istilah modified README, yang menandakan telah terjadi perubahan pada file readme. Terus juga terdapat Untracked file, berarti ada direktori atau file baru yang belum dicommit. Untuk itu tambahkan ke staging area secara rekursif dengan cara sebagai berikut : </text:p>
      <table:table table:name="Table15" table:style-name="Table15">
        <table:table-column table:style-name="Table15.A"/>
        <table:table-row>
          <table:table-cell table:style-name="Table15.A1" office:value-type="string">
            <text:p text:style-name="Syntax">~/learn-git$ git add.</text:p>
          </table:table-cell>
        </table:table-row>
      </table:table>
      <text:p text:style-name="Table">Table <text:sequence text:ref-name="refTable13" text:name="Table" text:formula="ooow:Table+1" style:num-format="1">5.5</text:sequence>: GIT add.</text:p>
      <text:p text:style-name="Text_20_body">Cek kembali status perubahan dengan git status.</text:p>
      <table:table table:name="Table16" table:style-name="Table16">
        <table:table-column table:style-name="Table16.A"/>
        <table:table-row>
          <table:table-cell table:style-name="Table16.A1" office:value-type="string">
            <text:p text:style-name="Syntax">~/learn-git$ git status</text:p>
            <text:p text:style-name="Syntax"># On branch master </text:p>
            <text:p text:style-name="Syntax"># Changes to be committed: </text:p>
            <text:p text:style-name="Syntax"># <text:s text:c="2"/>(use "git reset HEAD ..." to unstage) </text:p>
            <text:p text:style-name="Syntax">#</text:p>
            <text:p text:style-name="Syntax">#<text:tab/>modified: README </text:p>
            <text:p text:style-name="Syntax">#<text:tab/>new file: images/gambar.jpg </text:p>
            <text:p text:style-name="Syntax"># </text:p>
            <text:p text:style-name="Syntax">~/learn-git$</text:p>
          </table:table-cell>
        </table:table-row>
      </table:table>
      <text:p text:style-name="Table">Table <text:sequence text:ref-name="refTable14" text:name="Table" text:formula="ooow:Table+1" style:num-format="1">5.6</text:sequence>: Melihat status git</text:p>
      <text:p text:style-name="Text_20_body"><text:tab/>Warna status sudah menjadi hijau, artinya file siap untuk dicommit ke repository local.</text:p>
      <text:h text:style-name="Heading_20_2" text:outline-level="2"><text:soft-page-break/>Mengcommit perubahan ke repository local</text:h>
      <text:p text:style-name="Text_20_body"><text:tab/>Setelah file berada di staging area, selanjut nya commit ke repository local.</text:p>
      <table:table table:name="Table17" table:style-name="Table17">
        <table:table-column table:style-name="Table17.A"/>
        <table:table-row>
          <table:table-cell table:style-name="Table17.A1" office:value-type="string">
            <text:p text:style-name="Syntax">~/learn-git$ git commit -m "menambahkan gambar baru dan edit file README" </text:p>
            <text:p text:style-name="Syntax">[master 2de8300] menambahkan gambar baru dan edit file README </text:p>
            <text:p text:style-name="Syntax"><text:s/>2 files changed, 1 insertions(+), 0 deletions(-) </text:p>
            <text:p text:style-name="Syntax"><text:s/>create mode 100755 images/gambar.jpg </text:p>
            <text:p text:style-name="Syntax">~/learn-git$</text:p>
          </table:table-cell>
        </table:table-row>
      </table:table>
      <text:p text:style-name="Table">Table <text:sequence text:ref-name="refTable15" text:name="Table" text:formula="ooow:Table+1" style:num-format="1">5.7</text:sequence>: Commit perubahan ke repo lokal</text:p>
      <text:h text:style-name="Heading_20_2" text:outline-level="2">Mengupload perubahan ke remote repository </text:h>
      <text:p text:style-name="Text_20_body"><text:tab/>Sekarang repository local sudah berubah, namun di remote repository belum berubah. Agar di remote juga berubah, gunakan langkah selanjutnya.</text:p>
      <table:table table:name="Table18" table:style-name="Table18">
        <table:table-column table:style-name="Table18.A"/>
        <table:table-row>
          <table:table-cell table:style-name="Table18.A1" office:value-type="string">
            <text:p text:style-name="Syntax">~/learn-git$ git push </text:p>
            <text:p text:style-name="Syntax">Counting objects: 7, done. </text:p>
            <text:p text:style-name="Syntax">Delta compression using up to 2 threads. </text:p>
            <text:p text:style-name="Syntax">Compressing objects: 100% (3/3), done. </text:p>
            <text:p text:style-name="Syntax">Writing objects: 100% (5/5), 26.29 KiB, done. </text:p>
            <text:p text:style-name="Syntax">Total 5 (delta 0), reused 0 (delta 0) </text:p>
            <text:p text:style-name="Syntax">To git@github.com:prastyo/learn-git.git </text:p>
            <text:p text:style-name="Syntax"><text:s text:c="3"/>03b15b9..2de8300 <text:s/>master -&gt; master </text:p>
            <text:p text:style-name="Syntax">~/learn-git$</text:p>
          </table:table-cell>
        </table:table-row>
      </table:table>
      <text:p text:style-name="Table">Table <text:sequence text:ref-name="refTable16" text:name="Table" text:formula="ooow:Table+1" style:num-format="1">5.8</text:sequence>: Upload perubahan ke remote repo</text:p>
      <text:p text:style-name="Text_20_body"><text:tab/>Terahir cek status</text:p>
      <table:table table:name="Table19" table:style-name="Table19">
        <table:table-column table:style-name="Table19.A"/>
        <table:table-row>
          <table:table-cell table:style-name="Table19.A1" office:value-type="string">
            <text:p text:style-name="Syntax">~/learn-git$ git status </text:p>
            <text:p text:style-name="Syntax"># On branch master </text:p>
            <text:p text:style-name="Syntax">nothing to commit (working directory clean) </text:p>
            <text:p text:style-name="Syntax">~/learn-git$</text:p>
          </table:table-cell>
        </table:table-row>
      </table:table>
      <text:p text:style-name="Table">Table <text:sequence text:ref-name="refTable17" text:name="Table" text:formula="ooow:Table+1" style:num-format="1">5.9</text:sequence>: Git status</text:p>
      <text:p text:style-name="Text_20_body"><text:tab/>Jika muncul message seperti demikian berarti tidak ada perubahan yang terjadi di repository local kita.</text:p>
      <text:h text:style-name="Heading_20_1" text:outline-level="1">Advance Tips and Tricks </text:h>
      <text:p text:style-name="Text_20_body"><text:s/><text:tab/>Berikut ini adalah tips dan trik tambahan. Tips ini hanya optional untuk Anda yang advance dan sudah mengerti workflow git.</text:p>
      <text:h text:style-name="Heading_20_2" text:outline-level="2">Menggunakan git pull</text:h>
      <text:p text:style-name="Text_20_body"><text:tab/>Sintak git pull digunakan untuk mengupdate perubahan dari remote repository ke local repository. Sintaks ini sangat bergunakan jika kita bekerja dengan 2 orang programer atau lebih.</text:p>
      <table:table table:name="Table20" table:style-name="Table20">
        <table:table-column table:style-name="Table20.A"/>
        <text:soft-page-break/>
        <table:table-row>
          <table:table-cell table:style-name="Table20.A1" office:value-type="string">
            <text:p text:style-name="Syntax">~/learn-git$ git pull</text:p>
          </table:table-cell>
        </table:table-row>
      </table:table>
      <text:p text:style-name="Table">Table <text:sequence text:ref-name="refTable18" text:name="Table" text:formula="ooow:Table+1" style:num-format="1">6.1</text:sequence>: Git pull</text:p>
      <text:h text:style-name="Heading_20_2" text:outline-level="2">Menambah branch</text:h>
      <text:p text:style-name="Text_20_body"><text:tab/>Branch di dalam git bisa diibaratkan seperti sebuah area kerja. Jika pada langkah sebelmnya kita secara defaul memiliki branch master, maka kita bisa membuat branch tambahan.</text:p>
      <text:p text:style-name="Text_20_body">Lihat branch yang ada sekarang</text:p>
      <table:table table:name="Table21" table:style-name="Table21">
        <table:table-column table:style-name="Table21.A"/>
        <table:table-row>
          <table:table-cell table:style-name="Table21.A1" office:value-type="string">
            <text:p text:style-name="Syntax">~/learn-git$ git branch -a </text:p>
            <text:p text:style-name="Syntax">* master </text:p>
            <text:p text:style-name="Syntax">remotes/origin/HEAD -&gt; origin/master </text:p>
            <text:p text:style-name="Syntax">remotes/origin/master </text:p>
            <text:p text:style-name="Syntax">~/learn-git$</text:p>
          </table:table-cell>
        </table:table-row>
      </table:table>
      <text:p text:style-name="Table">Table <text:sequence text:ref-name="refTable19" text:name="Table" text:formula="ooow:Table+1" style:num-format="1">6.2</text:sequence>: Menambah branch</text:p>
      <text:list xml:id="list1314224171" text:style-name="L4">
        <text:list-item>
          <text:p text:style-name="P15">Tanda * menunjuk pada branch yang aktif.</text:p>
        </text:list-item>
      </text:list>
      <text:p text:style-name="Text_20_body"><text:tab/>Buat branch baru dengan cara seperti berikut :</text:p>
      <table:table table:name="Table22" table:style-name="Table22">
        <table:table-column table:style-name="Table22.A"/>
        <table:table-row>
          <table:table-cell table:style-name="Table22.A1" office:value-type="string">
            <text:p text:style-name="Syntax">~/learn-git$ git branch new-version </text:p>
            <text:p text:style-name="Syntax">~/learn-git$ git branch -a </text:p>
            <text:p text:style-name="Syntax">* master </text:p>
            <text:p text:style-name="Syntax"><text:s text:c="2"/>new-version </text:p>
            <text:p text:style-name="Syntax"><text:s text:c="2"/>remotes/origin/HEAD -&gt; origin/master </text:p>
            <text:p text:style-name="Syntax"><text:s text:c="2"/>remotes/origin/master </text:p>
            <text:p text:style-name="Syntax">~/learn-git$</text:p>
          </table:table-cell>
        </table:table-row>
      </table:table>
      <text:p text:style-name="Table">Table <text:sequence text:ref-name="refTable20" text:name="Table" text:formula="ooow:Table+1" style:num-format="1">6.3</text:sequence>: Buat branch baru</text:p>
      <text:p text:style-name="Text_20_body"><text:tab/>Masuk ke branch new-vesion :</text:p>
      <table:table table:name="Table23" table:style-name="Table23">
        <table:table-column table:style-name="Table23.A"/>
        <table:table-row>
          <table:table-cell table:style-name="Table23.A1" office:value-type="string">
            <text:p text:style-name="Syntax">~/learn-git$ git checkout new-version </text:p>
            <text:p text:style-name="Syntax">Switched to branch 'new-version' </text:p>
            <text:p text:style-name="Syntax">~/learn-git$</text:p>
          </table:table-cell>
        </table:table-row>
      </table:table>
      <text:p text:style-name="Table">Table <text:sequence text:ref-name="refTable21" text:name="Table" text:formula="ooow:Table+1" style:num-format="1">6.4</text:sequence>: Masuk ke branch baru</text:p>
      <text:p text:style-name="Text_20_body"><text:tab/>Tambahkan file baru pada new-branch dan commit ke repo local.</text:p>
      <table:table table:name="Table24" table:style-name="Table24">
        <table:table-column table:style-name="Table24.A"/>
        <table:table-row>
          <table:table-cell table:style-name="Table24.A1" office:value-type="string">
            <text:p text:style-name="Syntax">~/learn-git$ touch NEW-VERSION</text:p>
            <text:p text:style-name="Syntax">~/learn-git$ nano NEW-VERSION</text:p>
            <text:p text:style-name="Syntax">~/learn-git$ more NEW-VERSION</text:p>
            <text:p text:style-name="Syntax">~/learn-git$ git commit -m "tambah branch new-version" </text:p>
            <text:p text:style-name="Syntax">[new-version ddc2d06] tambah branch new-version </text:p>
            <text:p text:style-name="Syntax"><text:s/>1 files changed, 1 insertions(+), 0 deletions(-) </text:p>
            <text:p text:style-name="Syntax"><text:s/>create mode 100644 NEW-VERSION </text:p>
            <text:p text:style-name="Syntax">~/learn-git$</text:p>
          </table:table-cell>
        </table:table-row>
      </table:table>
      <text:p text:style-name="Table">Table <text:sequence text:ref-name="refTable22" text:name="Table" text:formula="ooow:Table+1" style:num-format="1">6.5</text:sequence>: Tambah file baru ke new-branch &amp; commit ke repo lokal</text:p>
      <text:p text:style-name="Text_20_body"><text:tab/>Push branch ke github</text:p>
      <text:p text:style-name="Text_20_body">fanani@fanani-laptop:~/learn-git$ git push origin new-version </text:p>
      <text:p text:style-name="Text_20_body"><text:soft-page-break/>Counting objects: 4, done. </text:p>
      <text:p text:style-name="Text_20_body">Delta compression using up to 2 threads. </text:p>
      <text:p text:style-name="Text_20_body">Compressing objects: 100% (2/2), done. </text:p>
      <text:p text:style-name="Text_20_body">Writing objects: 100% (3/3), 347 bytes, done. </text:p>
      <text:p text:style-name="Text_20_body">Total 3 (delta 0), reused 0 (delta 0) </text:p>
      <text:p text:style-name="Text_20_body">To git@github.com:fanani/learn-git.git </text:p>
      <text:p text:style-name="Text_20_body"><text:s/>* [new branch] <text:s text:c="5"/>new-version -&gt; new-version </text:p>
      <text:p text:style-name="Text_20_body">fanani@fanani-laptop:~/learn-git$ </text:p>
      <text:p text:style-name="Text_20_body">Sekarang lihat pada github, akan terdapat menu baru para branch. </text:p>
      <text:p text:style-name="Text_20_body">NOTE * : Setiap branch memiliki isi file berbeda. Biasanya branch ini digunakan untuk membuat fitur baru tanpa mengganggu branch master yang sudah siap development. Setelah <text:s/>pada new-branch dirasa sudah cukup dan tidak ada bug , kita bisa membuat branch master sinkron dengan branc new-branch dengan cara merge. </text:p>
      <text:p text:style-name="Text_20_body">c. Merge antar branch</text:p>
      <text:p text:style-name="Text_20_body">Pada langkah sebelumnya kita sudah membuat branch baru . Selanjutnya cara untuk gabungkan branch master dengan new-branch. Caranya adalah sebagai berikut . </text:p>
      <text:p text:style-name="Text_20_body">checkout dulu ke branch master </text:p>
      <text:p text:style-name="Text_20_body">fanani@fanani-laptop:~/learn-git$ git checkout master </text:p>
      <text:p text:style-name="Text_20_body">Switched to branch 'master' </text:p>
      <text:p text:style-name="Text_20_body">fanani@fanani-laptop:~/learn-git$ </text:p>
      <text:p text:style-name="Text_20_body">Merge branch dari master ke new-version </text:p>
      <text:p text:style-name="Text_20_body">fanani@fanani-laptop:~/learn-git$ git merge new-version </text:p>
      <text:p text:style-name="Text_20_body">Updating 2de8300..ddc2d06 </text:p>
      <text:p text:style-name="Text_20_body">Fast-forward </text:p>
      <text:p text:style-name="Text_20_body"><text:s/>NEW-VERSION | <text:s text:c="3"/>1 +</text:p>
      <text:p text:style-name="Text_20_body"><text:s/>1 files changed, 1 insertions(+), 0 deletions(-) </text:p>
      <text:p text:style-name="Text_20_body"><text:s/>create mode 100644 NEW-VERSION </text:p>
      <text:p text:style-name="Text_20_body"><text:soft-page-break/>fanani@fanani-laptop:~/learn-git$</text:p>
      <text:p text:style-name="Text_20_body">d. Melihat log dengan gitg</text:p>
      <text:p text:style-name="Text_20_body">fanani@fanani-laptop:~/learn-git$ gitg</text:p>
      <text:p text:style-name="Text_20_body">e. Membuat file .gitignore</text:p>
      <text:p text:style-name="Text_20_body">Terkadang ada file yang tidak harus di commit ke repo karena beberapa alasan seperti .exe karena file tersebut adalah file hasil compile dan bukan code program. Dengan demikian kita bisa mendisable file .exe agar perubahannya tidak dikenali oleh git. </text:p>
      <text:p text:style-name="Text_20_body">cukup buat file .gitignore pada root repo git. </text:p>
      <text:p text:style-name="Text_20_body"/>
      <text:p text:style-name="Text_20_body">fanani@fanani-laptop:~/learn-git$ nano .gitignore </text:p>
      <text:p text:style-name="Text_20_body">fanani@fanani-laptop:~/learn-git$ more .gitignore </text:p>
      <text:p text:style-name="Text_20_body">*.exe </text:p>
      <text:p text:style-name="Text_20_body">*.class </text:p>
      <text:p text:style-name="Text_20_body">fanani@fanani-laptop:~/learn-git$ </text:p>
      <text:p text:style-name="Text_20_body"/>
      <text:p text:style-name="Text_20_body">Langkah terahir add , commit dan push . </text:p>
      <text:p text:style-name="Text_20_body"/>
      <text:p text:style-name="Text_20_body">fanani@fanani-laptop:~/learn-git$ git commit -m "add .gitignore" </text:p>
      <text:p text:style-name="Text_20_body">[master 90b563b] add .gitignore </text:p>
      <text:p text:style-name="Text_20_body"><text:s/>1 files changed, 2 insertions(+), 0 deletions(-) </text:p>
      <text:p text:style-name="Text_20_body"><text:s/>create mode 100644 .gitignore </text:p>
      <text:p text:style-name="Text_20_body">fanani@fanani-laptop:~/learn-git$ git push </text:p>
      <text:p text:style-name="Text_20_body">Counting objects: 4, done. </text:p>
      <text:p text:style-name="Text_20_body">Delta compression using up to 2 threads. </text:p>
      <text:p text:style-name="Text_20_body">Compressing objects: 100% (2/2), done. </text:p>
      <text:p text:style-name="Text_20_body">Writing objects: 100% (3/3), 360 bytes, done. </text:p>
      <text:p text:style-name="Text_20_body"><text:soft-page-break/>Total 3 (delta 0), reused 0 (delta 0) </text:p>
      <text:p text:style-name="Text_20_body">To git@github.com:fanani/learn-git.git </text:p>
      <text:p text:style-name="Text_20_body"><text:s text:c="3"/>2de8300..90b563b <text:s/>master -&gt; master </text:p>
      <text:p text:style-name="Text_20_body">fanani@fanani-laptop:~/learn-git$ </text:p>
      <text:p text:style-name="Text_20_body"/>
      <text:p text:style-name="Text_20_body">Dengan demikian jika terdapat file exe, maka file tersebut tidak akan muncul pada saat kita ketik git stat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Segoe UI3" svg:font-family="'Segoe UI'" style:font-pitch="variable"/>
    <style:font-face style:name="Segoe UI1" svg:font-family="'Segoe UI'" style:font-adornments="Bold" style:font-pitch="variable"/>
    <style:font-face style:name="Segoe UI2" svg:font-family="'Segoe UI'" style:font-adornments="Italic" style:font-pitch="variable"/>
    <style:font-face style:name="Segoe UI" svg:font-family="'Segoe UI'"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fo:color="#000000" style:font-name="Segoe UI"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WenQuanYi Micro Hei" style:font-size-asian="12pt" style:font-weight-asian="bold" style:font-name-complex="Lohit Hindi"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master-page-name="">
      <style:paragraph-properties style:page-number="auto" style:shadow="none"/>
      <style:text-properties fo:text-transform="uppercase" fo:color="#000000" style:font-name="Segoe UI1"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color="#000000" style:font-name="Segoe UI1" fo:font-size="12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fo:text-align="center" style:justify-single-word="false" style:page-number="auto"/>
      <style:text-properties fo:color="#000000" style:font-name="Segoe UI2" fo:font-size="11pt"/>
    </style:style>
    <style:style style:name="Syntax" style:family="paragraph" style:parent-style-name="Heading_20_3" style:default-outline-level="" style:list-style-name="" style:class="text" style:master-page-name="">
      <style:paragraph-properties fo:margin-top="0cm" fo:margin-bottom="0cm" style:page-number="auto"/>
      <style:text-properties fo:color="#000000" style:font-name="Courier New" fo:font-size="11pt"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ziz Prastyo Wibowo</meta:initial-creator>
    <meta:creation-date>2012-12-19T10:51:21</meta:creation-date>
    <dc:date>2012-12-31T16:57:12</dc:date>
    <dc:creator>Aziz Prastyo Wibowo</dc:creator>
    <meta:editing-duration>PT34M8S</meta:editing-duration>
    <meta:editing-cycles>18</meta:editing-cycles>
    <meta:generator>LibreOffice/3.5$Linux_X86_64 LibreOffice_project/3215f89-f603614-ab984f2-7348103-1225a5b</meta:generator>
    <meta:document-statistic meta:table-count="24" meta:image-count="0" meta:object-count="0" meta:page-count="10" meta:paragraph-count="273" meta:word-count="1886" meta:character-count="13019" meta:non-whitespace-character-count="11083"/>
  </office:meta>
</office:document-meta>
</file>